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9cm" svg:height="8.999cm" svg:x="29.122cm" svg:y="1.216cm">
            <draw:object draw:notify-on-update-of-ranges="Planilha1.A1:Planilha1.A1 Planilha1.A2:Planilha1.A22 Planilha1.E1:Planilha1.E1 Planilha1.E2:Planilha1.E22 Planilha1.G1:Planilha1.G1 Planilha1.G2:Planilha1.G22 Planilha1.I1:Planilha1.I1 Planilha1.I2:Planilha1.I22 Planilha1.J1:Planilha1.J1 Planilha1.J2:Planilha1.J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column table:style-name="co2" table:number-columns-repeated="11" table:default-cell-style-name="ce3"/>
        <table:table-row table:style-name="ro1">
          <table:table-cell office:value-type="string" calcext:value-type="string">
            <text:p>N°Caso (.000)\Alg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bbleMelhorado</text:p>
          </table:table-cell>
          <table:table-cell office:value-type="string" calcext:value-type="string">
            <text:p>Quick primeiro</text:p>
          </table:table-cell>
          <table:table-cell office:value-type="string" calcext:value-type="string">
            <text:p>Quick Meio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erge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26" calcext:value-type="float">
            <text:p>0,00126</text:p>
          </table:table-cell>
          <table:table-cell office:value-type="float" office:value="0.00171" calcext:value-type="float">
            <text:p>0,00171</text:p>
          </table:table-cell>
          <table:table-cell office:value-type="float" office:value="0.00108" calcext:value-type="float">
            <text:p>0,00108</text:p>
          </table:table-cell>
          <table:table-cell office:value-type="float" office:value="0.000015" calcext:value-type="float">
            <text:p>0,000015</text:p>
          </table:table-cell>
          <table:table-cell office:value-type="float" office:value="0.00124" calcext:value-type="float">
            <text:p>0,00124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093" calcext:value-type="float">
            <text:p>0,00093</text:p>
          </table:table-cell>
          <table:table-cell table:number-columns-repeated="2" office:value-type="float" office:value="0.00015" calcext:value-type="float">
            <text:p>0,00015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4234" calcext:value-type="float">
            <text:p>0,04234</text:p>
          </table:table-cell>
          <table:table-cell office:value-type="float" office:value="0.04077" calcext:value-type="float">
            <text:p>0,04077</text:p>
          </table:table-cell>
          <table:table-cell office:value-type="float" office:value="0.02094" calcext:value-type="float">
            <text:p>0,02094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2687" calcext:value-type="float">
            <text:p>0,02687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02468" calcext:value-type="float">
            <text:p>0,02468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032" calcext:value-type="float">
            <text:p>0,00032</text:p>
          </table:table-cell>
          <table:table-cell table:number-columns-repeated="1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6137" calcext:value-type="float">
            <text:p>0,16137</text:p>
          </table:table-cell>
          <table:table-cell office:value-type="float" office:value="0.1631" calcext:value-type="float">
            <text:p>0,1631</text:p>
          </table:table-cell>
          <table:table-cell office:value-type="float" office:value="0.08233" calcext:value-type="float">
            <text:p>0,08233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0.10701" calcext:value-type="float">
            <text:p>0,10701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9592" calcext:value-type="float">
            <text:p>0,09592</text:p>
          </table:table-cell>
          <table:table-cell office:value-type="float" office:value="0.00125" calcext:value-type="float">
            <text:p>0,00125</text:p>
          </table:table-cell>
          <table:table-cell office:value-type="float" office:value="0.00078" calcext:value-type="float">
            <text:p>0,00078</text:p>
          </table:table-cell>
          <table:table-cell table:number-columns-repeated="1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36445" calcext:value-type="float">
            <text:p>0,36445</text:p>
          </table:table-cell>
          <table:table-cell office:value-type="float" office:value="0.36928" calcext:value-type="float">
            <text:p>0,36928</text:p>
          </table:table-cell>
          <table:table-cell office:value-type="float" office:value="0.18449" calcext:value-type="float">
            <text:p>0,18449</text:p>
          </table:table-cell>
          <table:table-cell office:value-type="float" office:value="0.000373" calcext:value-type="float">
            <text:p>0,000373</text:p>
          </table:table-cell>
          <table:table-cell office:value-type="float" office:value="0.24511" calcext:value-type="float">
            <text:p>0,24511</text:p>
          </table:table-cell>
          <table:table-cell office:value-type="float" office:value="0.00093" calcext:value-type="float">
            <text:p>0,00093</text:p>
          </table:table-cell>
          <table:table-cell office:value-type="float" office:value="0.21557" calcext:value-type="float">
            <text:p>0,21557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0.00109" calcext:value-type="float">
            <text:p>0,00109</text:p>
          </table:table-cell>
          <table:table-cell table:number-columns-repeated="1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64829" calcext:value-type="float">
            <text:p>0,64829</text:p>
          </table:table-cell>
          <table:table-cell office:value-type="float" office:value="0.66173" calcext:value-type="float">
            <text:p>0,66173</text:p>
          </table:table-cell>
          <table:table-cell office:value-type="float" office:value="0.32727" calcext:value-type="float">
            <text:p>0,32727</text:p>
          </table:table-cell>
          <table:table-cell office:value-type="float" office:value="0.000563" calcext:value-type="float">
            <text:p>0,000563</text:p>
          </table:table-cell>
          <table:table-cell office:value-type="float" office:value="0.42256" calcext:value-type="float">
            <text:p>0,42256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3824" calcext:value-type="float">
            <text:p>0,3824</text:p>
          </table:table-cell>
          <table:table-cell office:value-type="float" office:value="0.00265" calcext:value-type="float">
            <text:p>0,00265</text:p>
          </table:table-cell>
          <table:table-cell office:value-type="float" office:value="0.00141" calcext:value-type="float">
            <text:p>0,00141</text:p>
          </table:table-cell>
          <table:table-cell table:number-columns-repeated="12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.0146" calcext:value-type="float">
            <text:p>1,0146</text:p>
          </table:table-cell>
          <table:table-cell office:value-type="float" office:value="1.03271" calcext:value-type="float">
            <text:p>1,03271</text:p>
          </table:table-cell>
          <table:table-cell office:value-type="float" office:value="0.51113" calcext:value-type="float">
            <text:p>0,51113</text:p>
          </table:table-cell>
          <table:table-cell office:value-type="float" office:value="0.000642" calcext:value-type="float">
            <text:p>0,000642</text:p>
          </table:table-cell>
          <table:table-cell office:value-type="float" office:value="0.65656" calcext:value-type="float">
            <text:p>0,65656</text:p>
          </table:table-cell>
          <table:table-cell office:value-type="float" office:value="0.00125" calcext:value-type="float">
            <text:p>0,00125</text:p>
          </table:table-cell>
          <table:table-cell office:value-type="float" office:value="0.593" calcext:value-type="float">
            <text:p>0,593</text:p>
          </table:table-cell>
          <table:table-cell office:value-type="float" office:value="0.00328" calcext:value-type="float">
            <text:p>0,00328</text:p>
          </table:table-cell>
          <table:table-cell office:value-type="float" office:value="0.00171" calcext:value-type="float">
            <text:p>0,00171</text:p>
          </table:table-cell>
          <table:table-cell table:number-columns-repeated="12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1" office:value-type="float" office:value="1.46183" calcext:value-type="float">
            <text:p>1,46183</text:p>
          </table:table-cell>
          <table:table-cell office:value-type="float" office:value="1.48308" calcext:value-type="float">
            <text:p>1,48308</text:p>
          </table:table-cell>
          <table:table-cell office:value-type="float" office:value="0.73483" calcext:value-type="float">
            <text:p>0,73483</text:p>
          </table:table-cell>
          <table:table-cell office:value-type="float" office:value="0.000782" calcext:value-type="float">
            <text:p>0,000782</text:p>
          </table:table-cell>
          <table:table-cell office:value-type="float" office:value="0.94261" calcext:value-type="float">
            <text:p>0,94261</text:p>
          </table:table-cell>
          <table:table-cell office:value-type="float" office:value="0.00182" calcext:value-type="float">
            <text:p>0,00182</text:p>
          </table:table-cell>
          <table:table-cell office:value-type="float" office:value="0.85559" calcext:value-type="float">
            <text:p>0,85559</text:p>
          </table:table-cell>
          <table:table-cell office:value-type="float" office:value="0.00376" calcext:value-type="float">
            <text:p>0,00376</text:p>
          </table:table-cell>
          <table:table-cell office:value-type="float" office:value="0.00219" calcext:value-type="float">
            <text:p>0,00219</text:p>
          </table:table-cell>
          <table:table-cell table:number-columns-repeated="12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.9917" calcext:value-type="float">
            <text:p>1,9917</text:p>
          </table:table-cell>
          <table:table-cell office:value-type="float" office:value="2.01788" calcext:value-type="float">
            <text:p>2,01788</text:p>
          </table:table-cell>
          <table:table-cell office:value-type="float" office:value="1.00039" calcext:value-type="float">
            <text:p>1,00039</text:p>
          </table:table-cell>
          <table:table-cell office:value-type="float" office:value="0.000893" calcext:value-type="float">
            <text:p>0,000893</text:p>
          </table:table-cell>
          <table:table-cell office:value-type="float" office:value="1.28955" calcext:value-type="float">
            <text:p>1,28955</text:p>
          </table:table-cell>
          <table:table-cell office:value-type="float" office:value="0.00171" calcext:value-type="float">
            <text:p>0,00171</text:p>
          </table:table-cell>
          <table:table-cell office:value-type="float" office:value="1.17784" calcext:value-type="float">
            <text:p>1,17784</text:p>
          </table:table-cell>
          <table:table-cell office:value-type="float" office:value="0.00469" calcext:value-type="float">
            <text:p>0,00469</text:p>
          </table:table-cell>
          <table:table-cell office:value-type="float" office:value="0.00237" calcext:value-type="float">
            <text:p>0,00237</text:p>
          </table:table-cell>
          <table:table-cell table:number-columns-repeated="1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.601" calcext:value-type="float">
            <text:p>2,601</text:p>
          </table:table-cell>
          <table:table-cell office:value-type="float" office:value="2.63671" calcext:value-type="float">
            <text:p>2,63671</text:p>
          </table:table-cell>
          <table:table-cell office:value-type="float" office:value="1.33904" calcext:value-type="float">
            <text:p>1,33904</text:p>
          </table:table-cell>
          <table:table-cell office:value-type="float" office:value="0.001124" calcext:value-type="float">
            <text:p>0,001124</text:p>
          </table:table-cell>
          <table:table-cell office:value-type="float" office:value="1.68003" calcext:value-type="float">
            <text:p>1,68003</text:p>
          </table:table-cell>
          <table:table-cell office:value-type="float" office:value="0.00219" calcext:value-type="float">
            <text:p>0,00219</text:p>
          </table:table-cell>
          <table:table-cell office:value-type="float" office:value="1.5207" calcext:value-type="float">
            <text:p>1,5207</text:p>
          </table:table-cell>
          <table:table-cell office:value-type="float" office:value="0.00531" calcext:value-type="float">
            <text:p>0,00531</text:p>
          </table:table-cell>
          <table:table-cell office:value-type="float" office:value="0.00296" calcext:value-type="float">
            <text:p>0,00296</text:p>
          </table:table-cell>
          <table:table-cell table:number-columns-repeated="12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3.2976" calcext:value-type="float">
            <text:p>3,2976</text:p>
          </table:table-cell>
          <table:table-cell office:value-type="float" office:value="3.33569" calcext:value-type="float">
            <text:p>3,33569</text:p>
          </table:table-cell>
          <table:table-cell office:value-type="float" office:value="1.65103" calcext:value-type="float">
            <text:p>1,65103</text:p>
          </table:table-cell>
          <table:table-cell office:value-type="float" office:value="0.001248" calcext:value-type="float">
            <text:p>0,001248</text:p>
          </table:table-cell>
          <table:table-cell office:value-type="float" office:value="2.12497" calcext:value-type="float">
            <text:p>2,12497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1.93954" calcext:value-type="float">
            <text:p>1,93954</text:p>
          </table:table-cell>
          <table:table-cell office:value-type="float" office:value="0.00609" calcext:value-type="float">
            <text:p>0,00609</text:p>
          </table:table-cell>
          <table:table-cell office:value-type="float" office:value="0.00344" calcext:value-type="float">
            <text:p>0,00344</text:p>
          </table:table-cell>
          <table:table-cell table:number-columns-repeated="1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.0678" calcext:value-type="float">
            <text:p>4,0678</text:p>
          </table:table-cell>
          <table:table-cell office:value-type="float" office:value="4.11975" calcext:value-type="float">
            <text:p>4,11975</text:p>
          </table:table-cell>
          <table:table-cell office:value-type="float" office:value="2.03889" calcext:value-type="float">
            <text:p>2,03889</text:p>
          </table:table-cell>
          <table:table-cell office:value-type="float" office:value="0.00142" calcext:value-type="float">
            <text:p>0,00142</text:p>
          </table:table-cell>
          <table:table-cell office:value-type="float" office:value="2.62423" calcext:value-type="float">
            <text:p>2,62423</text:p>
          </table:table-cell>
          <table:table-cell office:value-type="float" office:value="0.00281" calcext:value-type="float">
            <text:p>0,00281</text:p>
          </table:table-cell>
          <table:table-cell office:value-type="float" office:value="2.43864" calcext:value-type="float">
            <text:p>2,43864</text:p>
          </table:table-cell>
          <table:table-cell office:value-type="float" office:value="0.00688" calcext:value-type="float">
            <text:p>0,00688</text:p>
          </table:table-cell>
          <table:table-cell office:value-type="float" office:value="0.0039" calcext:value-type="float">
            <text:p>0,0039</text:p>
          </table:table-cell>
          <table:table-cell table:number-columns-repeated="12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4.9223" calcext:value-type="float">
            <text:p>4,9223</text:p>
          </table:table-cell>
          <table:table-cell office:value-type="float" office:value="4.9848" calcext:value-type="float">
            <text:p>4,9848</text:p>
          </table:table-cell>
          <table:table-cell office:value-type="float" office:value="2.46677" calcext:value-type="float">
            <text:p>2,46677</text:p>
          </table:table-cell>
          <table:table-cell office:value-type="float" office:value="0.001577" calcext:value-type="float">
            <text:p>0,001577</text:p>
          </table:table-cell>
          <table:table-cell office:value-type="float" office:value="3.17238" calcext:value-type="float">
            <text:p>3,17238</text:p>
          </table:table-cell>
          <table:table-cell office:value-type="float" office:value="0.00296" calcext:value-type="float">
            <text:p>0,00296</text:p>
          </table:table-cell>
          <table:table-cell office:value-type="float" office:value="2.86386" calcext:value-type="float">
            <text:p>2,86386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0.00438" calcext:value-type="float">
            <text:p>0,00438</text:p>
          </table:table-cell>
          <table:table-cell table:number-columns-repeated="1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.8627" calcext:value-type="float">
            <text:p>5,8627</text:p>
          </table:table-cell>
          <table:table-cell office:value-type="float" office:value="5.93695" calcext:value-type="float">
            <text:p>5,93695</text:p>
          </table:table-cell>
          <table:table-cell office:value-type="float" office:value="2.99163" calcext:value-type="float">
            <text:p>2,99163</text:p>
          </table:table-cell>
          <table:table-cell office:value-type="float" office:value="0.001673" calcext:value-type="float">
            <text:p>0,001673</text:p>
          </table:table-cell>
          <table:table-cell office:value-type="float" office:value="3.77646" calcext:value-type="float">
            <text:p>3,77646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3.44685" calcext:value-type="float">
            <text:p>3,44685</text:p>
          </table:table-cell>
          <table:table-cell office:value-type="float" office:value="0.00812" calcext:value-type="float">
            <text:p>0,00812</text:p>
          </table:table-cell>
          <table:table-cell office:value-type="float" office:value="0.00484" calcext:value-type="float">
            <text:p>0,00484</text:p>
          </table:table-cell>
          <table:table-cell table:number-columns-repeated="12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6.9468" calcext:value-type="float">
            <text:p>6,9468</text:p>
          </table:table-cell>
          <table:table-cell office:value-type="float" office:value="6.97795" calcext:value-type="float">
            <text:p>6,97795</text:p>
          </table:table-cell>
          <table:table-cell office:value-type="float" office:value="3.45325" calcext:value-type="float">
            <text:p>3,45325</text:p>
          </table:table-cell>
          <table:table-cell office:value-type="float" office:value="0.001766" calcext:value-type="float">
            <text:p>0,001766</text:p>
          </table:table-cell>
          <table:table-cell office:value-type="float" office:value="4.43239" calcext:value-type="float">
            <text:p>4,43239</text:p>
          </table:table-cell>
          <table:table-cell office:value-type="float" office:value="0.0039" calcext:value-type="float">
            <text:p>0,0039</text:p>
          </table:table-cell>
          <table:table-cell office:value-type="float" office:value="3.9964" calcext:value-type="float">
            <text:p>3,9964</text:p>
          </table:table-cell>
          <table:table-cell office:value-type="float" office:value="0.00876" calcext:value-type="float">
            <text:p>0,00876</text:p>
          </table:table-cell>
          <table:table-cell office:value-type="float" office:value="0.00516" calcext:value-type="float">
            <text:p>0,00516</text:p>
          </table:table-cell>
          <table:table-cell table:number-columns-repeated="1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8.0684" calcext:value-type="float">
            <text:p>8,0684</text:p>
          </table:table-cell>
          <table:table-cell office:value-type="float" office:value="8.08962" calcext:value-type="float">
            <text:p>8,08962</text:p>
          </table:table-cell>
          <table:table-cell office:value-type="float" office:value="3.99593" calcext:value-type="float">
            <text:p>3,99593</text:p>
          </table:table-cell>
          <table:table-cell office:value-type="float" office:value="0.001965" calcext:value-type="float">
            <text:p>0,001965</text:p>
          </table:table-cell>
          <table:table-cell office:value-type="float" office:value="5.14066" calcext:value-type="float">
            <text:p>5,14066</text:p>
          </table:table-cell>
          <table:table-cell office:value-type="float" office:value="0.00406" calcext:value-type="float">
            <text:p>0,00406</text:p>
          </table:table-cell>
          <table:table-cell office:value-type="float" office:value="4.63609" calcext:value-type="float">
            <text:p>4,63609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00562" calcext:value-type="float">
            <text:p>0,00562</text:p>
          </table:table-cell>
          <table:table-cell table:number-columns-repeated="12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9.2869" calcext:value-type="float">
            <text:p>9,2869</text:p>
          </table:table-cell>
          <table:table-cell office:value-type="float" office:value="9.29141" calcext:value-type="float">
            <text:p>9,29141</text:p>
          </table:table-cell>
          <table:table-cell office:value-type="float" office:value="4.58517" calcext:value-type="float">
            <text:p>4,58517</text:p>
          </table:table-cell>
          <table:table-cell office:value-type="float" office:value="0.002094" calcext:value-type="float">
            <text:p>0,002094</text:p>
          </table:table-cell>
          <table:table-cell office:value-type="float" office:value="5.90642" calcext:value-type="float">
            <text:p>5,90642</text:p>
          </table:table-cell>
          <table:table-cell office:value-type="float" office:value="0.00453" calcext:value-type="float">
            <text:p>0,00453</text:p>
          </table:table-cell>
          <table:table-cell office:value-type="float" office:value="5.3214" calcext:value-type="float">
            <text:p>5,3214</text:p>
          </table:table-cell>
          <table:table-cell office:value-type="float" office:value="0.01031" calcext:value-type="float">
            <text:p>0,01031</text:p>
          </table:table-cell>
          <table:table-cell office:value-type="float" office:value="0.00609" calcext:value-type="float">
            <text:p>0,00609</text:p>
          </table:table-cell>
          <table:table-cell table:number-columns-repeated="1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.4288" calcext:value-type="float">
            <text:p>10,4288</text:p>
          </table:table-cell>
          <table:table-cell office:value-type="float" office:value="10.5735" calcext:value-type="float">
            <text:p>10,5735</text:p>
          </table:table-cell>
          <table:table-cell office:value-type="float" office:value="5.21705" calcext:value-type="float">
            <text:p>5,21705</text:p>
          </table:table-cell>
          <table:table-cell office:value-type="float" office:value="0.002328" calcext:value-type="float">
            <text:p>0,002328</text:p>
          </table:table-cell>
          <table:table-cell office:value-type="float" office:value="6.72374" calcext:value-type="float">
            <text:p>6,72374</text:p>
          </table:table-cell>
          <table:table-cell office:value-type="float" office:value="0.00484" calcext:value-type="float">
            <text:p>0,00484</text:p>
          </table:table-cell>
          <table:table-cell office:value-type="float" office:value="6.06388" calcext:value-type="float">
            <text:p>6,06388</text:p>
          </table:table-cell>
          <table:table-cell office:value-type="float" office:value="0.01079" calcext:value-type="float">
            <text:p>0,01079</text:p>
          </table:table-cell>
          <table:table-cell office:value-type="float" office:value="0.00625" calcext:value-type="float">
            <text:p>0,00625</text:p>
          </table:table-cell>
          <table:table-cell table:number-columns-repeated="12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1.7738" calcext:value-type="float">
            <text:p>11,7738</text:p>
          </table:table-cell>
          <table:table-cell office:value-type="float" office:value="11.93886" calcext:value-type="float">
            <text:p>11,93886</text:p>
          </table:table-cell>
          <table:table-cell office:value-type="float" office:value="5.89348" calcext:value-type="float">
            <text:p>5,89348</text:p>
          </table:table-cell>
          <table:table-cell office:value-type="float" office:value="0.002516" calcext:value-type="float">
            <text:p>0,002516</text:p>
          </table:table-cell>
          <table:table-cell office:value-type="float" office:value="7.58213" calcext:value-type="float">
            <text:p>7,58213</text:p>
          </table:table-cell>
          <table:table-cell office:value-type="float" office:value="0.00515" calcext:value-type="float">
            <text:p>0,00515</text:p>
          </table:table-cell>
          <table:table-cell office:value-type="float" office:value="6.83808" calcext:value-type="float">
            <text:p>6,83808</text:p>
          </table:table-cell>
          <table:table-cell office:value-type="float" office:value="0.01187" calcext:value-type="float">
            <text:p>0,01187</text:p>
          </table:table-cell>
          <table:table-cell office:value-type="float" office:value="0.00687" calcext:value-type="float">
            <text:p>0,00687</text:p>
          </table:table-cell>
          <table:table-cell table:number-columns-repeated="12"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style-name="ce1" office:value-type="float" office:value="13.2125" calcext:value-type="float">
            <text:p>13,2125</text:p>
          </table:table-cell>
          <table:table-cell office:value-type="float" office:value="13.38593" calcext:value-type="float">
            <text:p>13,38593</text:p>
          </table:table-cell>
          <table:table-cell office:value-type="float" office:value="6.60157" calcext:value-type="float">
            <text:p>6,60157</text:p>
          </table:table-cell>
          <table:table-cell office:value-type="float" office:value="0.002673" calcext:value-type="float">
            <text:p>0,002673</text:p>
          </table:table-cell>
          <table:table-cell office:value-type="float" office:value="8.50206" calcext:value-type="float">
            <text:p>8,50206</text:p>
          </table:table-cell>
          <table:table-cell office:value-type="float" office:value="0.005" calcext:value-type="float">
            <text:p>0,005</text:p>
          </table:table-cell>
          <table:table-cell office:value-type="float" office:value="7.6032" calcext:value-type="float">
            <text:p>7,6032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72" calcext:value-type="float">
            <text:p>0,0072</text:p>
          </table:table-cell>
          <table:table-cell table:number-columns-repeated="12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14.91641" calcext:value-type="float">
            <text:p>14,91641</text:p>
          </table:table-cell>
          <table:table-cell office:value-type="float" office:value="14.92622" calcext:value-type="float">
            <text:p>14,92622</text:p>
          </table:table-cell>
          <table:table-cell office:value-type="float" office:value="7.35718" calcext:value-type="float">
            <text:p>7,35718</text:p>
          </table:table-cell>
          <table:table-cell office:value-type="float" office:value="0.002905" calcext:value-type="float">
            <text:p>0,002905</text:p>
          </table:table-cell>
          <table:table-cell office:value-type="float" office:value="9.47606" calcext:value-type="float">
            <text:p>9,47606</text:p>
          </table:table-cell>
          <table:table-cell office:value-type="float" office:value="0.00563" calcext:value-type="float">
            <text:p>0,00563</text:p>
          </table:table-cell>
          <table:table-cell office:value-type="float" office:value="8.49708" calcext:value-type="float">
            <text:p>8,49708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0782" calcext:value-type="float">
            <text:p>0,00782</text:p>
          </table:table-cell>
          <table:table-cell table:number-columns-repeated="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.32741" calcext:value-type="float">
            <text:p>16,32741</text:p>
          </table:table-cell>
          <table:table-cell office:value-type="float" office:value="16.52237" calcext:value-type="float">
            <text:p>16,52237</text:p>
          </table:table-cell>
          <table:table-cell office:value-type="float" office:value="8.16114" calcext:value-type="float">
            <text:p>8,16114</text:p>
          </table:table-cell>
          <table:table-cell office:value-type="float" office:value="0.003015" calcext:value-type="float">
            <text:p>0,003015</text:p>
          </table:table-cell>
          <table:table-cell office:value-type="float" office:value="10.50127" calcext:value-type="float">
            <text:p>10,50127</text:p>
          </table:table-cell>
          <table:table-cell office:value-type="float" office:value="0.00593" calcext:value-type="float">
            <text:p>0,00593</text:p>
          </table:table-cell>
          <table:table-cell office:value-type="float" office:value="9.40568" calcext:value-type="float">
            <text:p>9,40568</text:p>
          </table:table-cell>
          <table:table-cell office:value-type="float" office:value="0.01421" calcext:value-type="float">
            <text:p>0,01421</text:p>
          </table:table-cell>
          <table:table-cell office:value-type="float" office:value="0.00827" calcext:value-type="float">
            <text:p>0,00827</text:p>
          </table:table-cell>
          <table:table-cell table:number-columns-repeated="12"/>
        </table:table-row>
        <table:table-row table:style-name="ro1" table:number-rows-repeated="8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 style:data-style-name="N2" text:time-value="19:15:00.50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20:16.235000000</meta:creation-date>
    <dc:date>2024-11-01T20:15:12.388000000</dc:date>
    <meta:editing-duration>PT13H8M44S</meta:editing-duration>
    <meta:editing-cycles>12</meta:editing-cycles>
    <meta:generator>LibreOffice/7.6.7.2$Windows_X86_64 LibreOffice_project/dd47e4b30cb7dab30588d6c79c651f218165e3c5</meta:generator>
    <meta:document-statistic meta:table-count="1" meta:cell-count="22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3.454cm" style:legend-expansion="high" chart:style-name="ch2"/>
        <chart:plot-area chart:style-name="ch3" table:cell-range-address="Planilha1.A1:Planilha1.A22 Planilha1.E1:Planilha1.E22 Planilha1.G1:Planilha1.G22 Planilha1.I1:Planilha1.J22" chart:data-source-has-labels="both" svg:x="1.331cm" svg:y="0.18cm" svg:width="11.259cm" svg:height="7.659cm">
          <chart:coordinate-region svg:x="2.429cm" svg:y="0.379cm" svg:width="10.021cm" svg:height="6.144cm"/>
          <chart:axis chart:dimension="x" chart:name="primary-x" chart:style-name="ch4" chartooo:axis-type="auto">
            <chartooo:date-scale/>
            <chart:title svg:x="6.268cm" svg:y="8.019cm" chart:style-name="ch5">
              <text:p>tamanho</text:p>
            </chart:title>
            <chart:categories table:cell-range-address="Planilha1.A2:Planilha1.A22"/>
          </chart:axis>
          <chart:axis chart:dimension="y" chart:name="primary-y" chart:style-name="ch4">
            <chart:title svg:x="0.451cm" svg:y="4.781cm" chart:style-name="ch6">
              <text:p>segundos</text:p>
            </chart:title>
            <chart:grid chart:style-name="ch7" chart:class="major"/>
          </chart:axis>
          <chart:series chart:style-name="ch8" chart:values-cell-range-address="Planilha1.E2:Planilha1.E22" chart:label-cell-address="Planilha1.E1:Planilha1.E1" chart:class="chart:line">
            <chart:data-point chart:repeated="21"/>
          </chart:series>
          <chart:series chart:style-name="ch9" chart:values-cell-range-address="Planilha1.G2:Planilha1.G22" chart:label-cell-address="Planilha1.G1:Planilha1.G1" chart:class="chart:line">
            <chart:data-point chart:repeated="21"/>
          </chart:series>
          <chart:series chart:style-name="ch10" chart:values-cell-range-address="Planilha1.I2:Planilha1.I22" chart:label-cell-address="Planilha1.I1:Planilha1.I1" chart:class="chart:line">
            <chart:data-point chart:repeated="21"/>
          </chart:series>
          <chart:series chart:style-name="ch11" chart:values-cell-range-address="Planilha1.J2:Planilha1.J22" chart:label-cell-address="Planilha1.J1:Planilha1.J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 Meio</text:p>
                <draw:g>
                  <svg:desc>Planilha1.E1:Planilha1.E1</svg:desc>
                </draw:g>
              </table:table-cell>
              <table:table-cell office:value-type="string">
                <text:p>Shell</text:p>
                <draw:g>
                  <svg:desc>Planilha1.G1:Planilha1.G1</svg:desc>
                </draw:g>
              </table:table-cell>
              <table:table-cell office:value-type="string">
                <text:p>Heap</text:p>
                <draw:g>
                  <svg:desc>Planilha1.I1:Planilha1.I1</svg:desc>
                </draw:g>
              </table:table-cell>
              <table:table-cell office:value-type="string">
                <text:p>Merge</text:p>
                <draw:g>
                  <svg:desc>Planilha1.J1:Planilha1.J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Planilha1.A2:Planilha1.A22</svg:desc>
                </draw:g>
              </table:table-cell>
              <table:table-cell office:value-type="float" office:value="0.000015">
                <text:p>0.000015</text:p>
                <draw:g>
                  <svg:desc>Planilha1.E2:Planilha1.E22</svg:desc>
                </draw:g>
              </table:table-cell>
              <table:table-cell office:value-type="float" office:value="0.00015">
                <text:p>0.00015</text:p>
                <draw:g>
                  <svg:desc>Planilha1.G2:Planilha1.G22</svg:desc>
                </draw:g>
              </table:table-cell>
              <table:table-cell office:value-type="float" office:value="0.00015">
                <text:p>0.00015</text:p>
                <draw:g>
                  <svg:desc>Planilha1.I2:Planilha1.I22</svg:desc>
                </draw:g>
              </table:table-cell>
              <table:table-cell office:value-type="float" office:value="0.00015">
                <text:p>0.00015</text:p>
                <draw:g>
                  <svg:desc>Planilha1.J2:Planilha1.J22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0063">
                <text:p>0.000063</text:p>
              </table:table-cell>
              <table:table-cell office:value-type="float" office:value="0.00031">
                <text:p>0.00031</text:p>
              </table:table-cell>
              <table:table-cell office:value-type="float" office:value="0.00063">
                <text:p>0.00063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251">
                <text:p>0.000251</text:p>
              </table:table-cell>
              <table:table-cell office:value-type="float" office:value="0.00047">
                <text:p>0.00047</text:p>
              </table:table-cell>
              <table:table-cell office:value-type="float" office:value="0.00125">
                <text:p>0.00125</text:p>
              </table:table-cell>
              <table:table-cell office:value-type="float" office:value="0.00078">
                <text:p>0.0007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0373">
                <text:p>0.000373</text:p>
              </table:table-cell>
              <table:table-cell office:value-type="float" office:value="0.00093">
                <text:p>0.00093</text:p>
              </table:table-cell>
              <table:table-cell office:value-type="float" office:value="0.00203">
                <text:p>0.00203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0563">
                <text:p>0.000563</text:p>
              </table:table-cell>
              <table:table-cell office:value-type="float" office:value="0.00064">
                <text:p>0.00064</text:p>
              </table:table-cell>
              <table:table-cell office:value-type="float" office:value="0.00265">
                <text:p>0.00265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00642">
                <text:p>0.000642</text:p>
              </table:table-cell>
              <table:table-cell office:value-type="float" office:value="0.00125">
                <text:p>0.00125</text:p>
              </table:table-cell>
              <table:table-cell office:value-type="float" office:value="0.00328">
                <text:p>0.00328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0782">
                <text:p>0.000782</text:p>
              </table:table-cell>
              <table:table-cell office:value-type="float" office:value="0.00182">
                <text:p>0.00182</text:p>
              </table:table-cell>
              <table:table-cell office:value-type="float" office:value="0.00376">
                <text:p>0.00376</text:p>
              </table:table-cell>
              <table:table-cell office:value-type="float" office:value="0.00219">
                <text:p>0.00219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00893">
                <text:p>0.000893</text:p>
              </table:table-cell>
              <table:table-cell office:value-type="float" office:value="0.00171">
                <text:p>0.00171</text:p>
              </table:table-cell>
              <table:table-cell office:value-type="float" office:value="0.00469">
                <text:p>0.00469</text:p>
              </table:table-cell>
              <table:table-cell office:value-type="float" office:value="0.00237">
                <text:p>0.0023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01124">
                <text:p>0.001124</text:p>
              </table:table-cell>
              <table:table-cell office:value-type="float" office:value="0.00219">
                <text:p>0.00219</text:p>
              </table:table-cell>
              <table:table-cell office:value-type="float" office:value="0.00531">
                <text:p>0.00531</text:p>
              </table:table-cell>
              <table:table-cell office:value-type="float" office:value="0.00296">
                <text:p>0.00296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001248">
                <text:p>0.001248</text:p>
              </table:table-cell>
              <table:table-cell office:value-type="float" office:value="0.00234">
                <text:p>0.00234</text:p>
              </table:table-cell>
              <table:table-cell office:value-type="float" office:value="0.00609">
                <text:p>0.00609</text:p>
              </table:table-cell>
              <table:table-cell office:value-type="float" office:value="0.00344">
                <text:p>0.0034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142">
                <text:p>0.00142</text:p>
              </table:table-cell>
              <table:table-cell office:value-type="float" office:value="0.00281">
                <text:p>0.00281</text:p>
              </table:table-cell>
              <table:table-cell office:value-type="float" office:value="0.00688">
                <text:p>0.00688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001577">
                <text:p>0.001577</text:p>
              </table:table-cell>
              <table:table-cell office:value-type="float" office:value="0.00296">
                <text:p>0.00296</text:p>
              </table:table-cell>
              <table:table-cell office:value-type="float" office:value="0.00734">
                <text:p>0.00734</text:p>
              </table:table-cell>
              <table:table-cell office:value-type="float" office:value="0.00438">
                <text:p>0.0043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01673">
                <text:p>0.001673</text:p>
              </table:table-cell>
              <table:table-cell office:value-type="float" office:value="0.00344">
                <text:p>0.00344</text:p>
              </table:table-cell>
              <table:table-cell office:value-type="float" office:value="0.00812">
                <text:p>0.00812</text:p>
              </table:table-cell>
              <table:table-cell office:value-type="float" office:value="0.00484">
                <text:p>0.00484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0.001766">
                <text:p>0.001766</text:p>
              </table:table-cell>
              <table:table-cell office:value-type="float" office:value="0.0039">
                <text:p>0.0039</text:p>
              </table:table-cell>
              <table:table-cell office:value-type="float" office:value="0.00876">
                <text:p>0.00876</text:p>
              </table:table-cell>
              <table:table-cell office:value-type="float" office:value="0.00516">
                <text:p>0.00516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01965">
                <text:p>0.001965</text:p>
              </table:table-cell>
              <table:table-cell office:value-type="float" office:value="0.00406">
                <text:p>0.00406</text:p>
              </table:table-cell>
              <table:table-cell office:value-type="float" office:value="0.0092">
                <text:p>0.0092</text:p>
              </table:table-cell>
              <table:table-cell office:value-type="float" office:value="0.00562">
                <text:p>0.00562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002094">
                <text:p>0.002094</text:p>
              </table:table-cell>
              <table:table-cell office:value-type="float" office:value="0.00453">
                <text:p>0.00453</text:p>
              </table:table-cell>
              <table:table-cell office:value-type="float" office:value="0.01031">
                <text:p>0.01031</text:p>
              </table:table-cell>
              <table:table-cell office:value-type="float" office:value="0.00609">
                <text:p>0.00609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02328">
                <text:p>0.002328</text:p>
              </table:table-cell>
              <table:table-cell office:value-type="float" office:value="0.00484">
                <text:p>0.00484</text:p>
              </table:table-cell>
              <table:table-cell office:value-type="float" office:value="0.01079">
                <text:p>0.01079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0.002516">
                <text:p>0.002516</text:p>
              </table:table-cell>
              <table:table-cell office:value-type="float" office:value="0.00515">
                <text:p>0.00515</text:p>
              </table:table-cell>
              <table:table-cell office:value-type="float" office:value="0.01187">
                <text:p>0.01187</text:p>
              </table:table-cell>
              <table:table-cell office:value-type="float" office:value="0.00687">
                <text:p>0.00687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02673">
                <text:p>0.002673</text:p>
              </table:table-cell>
              <table:table-cell office:value-type="float" office:value="0.005">
                <text:p>0.005</text:p>
              </table:table-cell>
              <table:table-cell office:value-type="float" office:value="0.0125">
                <text:p>0.0125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0.002905">
                <text:p>0.002905</text:p>
              </table:table-cell>
              <table:table-cell office:value-type="float" office:value="0.00563">
                <text:p>0.00563</text:p>
              </table:table-cell>
              <table:table-cell office:value-type="float" office:value="0.0128">
                <text:p>0.0128</text:p>
              </table:table-cell>
              <table:table-cell office:value-type="float" office:value="0.00782">
                <text:p>0.0078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3015">
                <text:p>0.003015</text:p>
              </table:table-cell>
              <table:table-cell office:value-type="float" office:value="0.00593">
                <text:p>0.00593</text:p>
              </table:table-cell>
              <table:table-cell office:value-type="float" office:value="0.01421">
                <text:p>0.01421</text:p>
              </table:table-cell>
              <table:table-cell office:value-type="float" office:value="0.00827">
                <text:p>0.008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7.2$Windows_X86_64 LibreOffice_project/dd47e4b30cb7dab30588d6c79c651f218165e3c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